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paragraph-rsid="00082b74"/>
    </style:style>
    <style:style style:name="P2" style:family="paragraph" style:parent-style-name="Standard">
      <style:paragraph-properties fo:text-align="justify" style:justify-single-word="false" fo:break-before="page"/>
      <style:text-properties style:font-name="Times New Roman" officeooo:paragraph-rsid="00082b74"/>
    </style:style>
    <style:style style:name="T1" style:family="text">
      <style:text-properties officeooo:rsid="00082b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egundo levantamentos relacionados à psicologia das cores, qual é a cor com a maior taxa de aceitação e menor rejeição que existe?</text:p>
      <text:p text:style-name="P1"><text:span text:style-name="T1">A) </text:span>vermelho</text:p>
      <text:p text:style-name="P1"><text:span text:style-name="T1">B) </text:span>verde</text:p>
      <text:p text:style-name="P1"><text:span text:style-name="T1">C) </text:span>azul</text:p>
      <text:p text:style-name="P1"><text:span text:style-name="T1">D) </text:span>amarelo</text:p>
      <text:p text:style-name="P1"/>
      <text:p text:style-name="P1">2. De acordo com a tabela apresentada neste capítulo 13, qual é a cor que está associada a criatividade, poder, sabedoria e mistério?</text:p>
      <text:p text:style-name="P1"><text:span text:style-name="T1">A) </text:span>preto</text:p>
      <text:p text:style-name="P1"><text:span text:style-name="T1">B) </text:span>roxo</text:p>
      <text:p text:style-name="P1"><text:span text:style-name="T1">C)</text:span> rosa</text:p>
      <text:p text:style-name="P1"><text:span text:style-name="T1">D)</text:span> laranja</text:p>
      <text:p text:style-name="P1"/>
      <text:p text:style-name="P1">3. Qual cor deve ser evitada em sites de alimentação ou relacionados com comida, pois pode induzir a uma redução no apetite?</text:p>
      <text:p text:style-name="P1"><text:span text:style-name="T1">A)</text:span> roxo</text:p>
      <text:p text:style-name="P1"><text:span text:style-name="T1">B)</text:span> azul</text:p>
      <text:p text:style-name="P1"><text:span text:style-name="T1">C)</text:span> vermelho</text:p>
      <text:p text:style-name="P1"><text:span text:style-name="T1">D)</text:span> marrom</text:p>
      <text:p text:style-name="P1"/>
      <text:p text:style-name="P1">4. Ao construir um site, devemos definir qual será _____ utilizado(a), pois isso vai criar a sensação de que tudo faz sentido visualmente e o usuário vai ter a sensação de harmonia, mesmo sem saber do que se trata.</text:p>
      <text:p text:style-name="P1"><text:span text:style-name="T1">A)</text:span> o círculo cromático</text:p>
      <text:p text:style-name="P1"><text:span text:style-name="T1">B)</text:span> a cor análoga</text:p>
      <text:p text:style-name="P1"><text:span text:style-name="T1">C)</text:span> a cor tetrádica</text:p>
      <text:p text:style-name="P1"><text:span text:style-name="T1">D)</text:span> a paleta de cores</text:p>
      <text:p text:style-name="P1"/>
      <text:p text:style-name="P1">5. Qual das cores a seguir é a única que não está presente explicitamente no círculo cromático?</text:p>
      <text:p text:style-name="P1"><text:span text:style-name="T1">A)</text:span> amarelo-alaranjado</text:p>
      <text:p text:style-name="P1"><text:span text:style-name="T1">B)</text:span> vermelho-arroxeado</text:p>
      <text:p text:style-name="P1"><text:span text:style-name="T1">C)</text:span> amarelo-arroxeado</text:p>
      <text:p text:style-name="P1"><text:span text:style-name="T1">D)</text:span> azul-esverdeado</text:p>
      <text:p text:style-name="P1"/>
      <text:p text:style-name="P1">6. Qual dos itens a seguir é o único que não é considerado como uma cor quente?</text:p>
      <text:p text:style-name="P1"><text:span text:style-name="T1">A)</text:span> roxo</text:p>
      <text:p text:style-name="P1"><text:span text:style-name="T1">B)</text:span> vermelho</text:p>
      <text:p text:style-name="P1"><text:span text:style-name="T1">C)</text:span> laranja</text:p>
      <text:p text:style-name="P1"><text:span text:style-name="T1">D)</text:span> amarelo</text:p>
      <text:p text:style-name="P1"/>
      <text:p text:style-name="P1">7. Enquanto as cores _____ são aquelas que estão no extremo oposto do círculo cromático e por isso possuem o maior contraste entre si, as cores _____ são aquelas que estão localizadas imediatamente aos lados da cor considerada (vizinhas).</text:p>
      <text:p text:style-name="P1"><text:span text:style-name="T1">A)</text:span> análogas / complementares</text:p>
      <text:p text:style-name="P1"><text:span text:style-name="T1">B)</text:span> complementares / análogas</text:p>
      <text:p text:style-name="P1"><text:span text:style-name="T1">C)</text:span> análogas / intercaladas</text:p>
      <text:p text:style-name="P1"><text:span text:style-name="T1">D)</text:span> complementares / intercaladas</text:p>
      <text:p text:style-name="P1"/>
      <text:p text:style-name="P1"/>
      <text:p text:style-name="P2">8. Qual dos itens abaixo é o único que não é uma função CSS para a representação de cores?</text:p>
      <text:p text:style-name="P1"><text:span text:style-name="T1">A)</text:span> rgbl()</text:p>
      <text:p text:style-name="P1"><text:span text:style-name="T1">B)</text:span> rgba()</text:p>
      <text:p text:style-name="P1"><text:span text:style-name="T1">C)</text:span> hsl()</text:p>
      <text:p text:style-name="P1"><text:span text:style-name="T1">D)</text:span> hsla()</text:p>
      <text:p text:style-name="P1"/>
      <text:p text:style-name="P1">9. Considerando a representação de cor hsl(179, 100%, 34%), os três valores indicados são respectivamente quantidades para:</text:p>
      <text:p text:style-name="P1"><text:span text:style-name="T1">A)</text:span> matiz, saturação e luminância</text:p>
      <text:p text:style-name="P1"><text:span text:style-name="T1">B)</text:span> harmonia, saturação e luminosidade</text:p>
      <text:p text:style-name="P1"><text:span text:style-name="T1">C)</text:span> hegemonia, salientação e lealdade</text:p>
      <text:p text:style-name="P1"><text:span text:style-name="T1">D)</text:span> hierarquia, síntese e liberdade</text:p>
      <text:p text:style-name="P1"/>
      <text:p text:style-name="P1">10. Para criar um efeito degradê em CSS, podemos usar as seguintes funções:</text:p>
      <text:p text:style-name="P1"><text:span text:style-name="T1">A)</text:span> linear-degradee e radial-degradee</text:p>
      <text:p text:style-name="P1"><text:span text:style-name="T1">B)</text:span> derradee-linear e degradee-radial</text:p>
      <text:p text:style-name="P1"><text:span text:style-name="T1">C)</text:span> gradient-linear e gradient-radial</text:p>
      <text:p text:style-name="P1"><text:span text:style-name="T1">D)</text:span> linear-gradient e radial-gradient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2T17:49:28.358000000</meta:creation-date>
    <dc:date>2023-06-02T17:56:31.617000000</dc:date>
    <meta:editing-duration>PT7M5S</meta:editing-duration>
    <meta:editing-cycles>1</meta:editing-cycles>
    <meta:document-statistic meta:table-count="0" meta:image-count="0" meta:object-count="0" meta:page-count="2" meta:paragraph-count="50" meta:word-count="346" meta:character-count="2033" meta:non-whitespace-character-count="1736"/>
    <meta:generator>LibreOffice/7.4.6.2$Windows_X86_64 LibreOffice_project/5b1f5509c2decdade7fda905e3e1429a67acd63d</meta:generator>
  </office:meta>
</office:document-meta>
</file>